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a4a3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9d0b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Optima" style:font-pitch="variable"/>
    </style:style>
    <style:style style:name="P3" style:family="paragraph">
      <style:paragraph-properties fo:text-align="center"/>
      <style:text-properties fo:font-family="Optima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Optima" style:font-pitch="variable"/>
    </style:style>
    <style:style style:name="P5" style:family="paragraph">
      <style:paragraph-properties fo:text-align="center"/>
      <style:text-properties fo:font-family="Optima" style:font-pitch="variable" fo:font-size="16pt" style:font-size-asian="16pt" style:font-size-complex="16pt"/>
    </style:style>
    <style:style style:name="T1" style:family="text">
      <style:text-properties fo:color="#4c4c4c" fo:font-family="Optima" style:font-pitch="variable"/>
    </style:style>
    <style:style style:name="T2" style:family="text">
      <style:text-properties fo:font-family="Optima" style:font-pitch="variable" fo:font-size="18pt" style:font-size-asian="18pt" style:font-size-complex="18pt"/>
    </style:style>
    <style:style style:name="T3" style:family="text">
      <style:text-properties fo:font-family="Optima" style:font-pitch="variable"/>
    </style:style>
    <style:style style:name="T4" style:family="text">
      <style:text-properties fo:font-family="Optima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cm" svg:height="5.5cm" svg:x="2cm" svg:y="12cm">
          <text:p/>
        </draw:rect>
        <draw:rect draw:style-name="gr2" draw:text-style-name="P2" draw:layer="layout" svg:width="5.5cm" svg:height="1cm" draw:transform="rotate (1.5707963267946) translate (2cm 17.5cm)">
          <text:p text:style-name="P1"><text:span text:style-name="T1">Reflection</text:span></text:p>
        </draw:rect>
        <draw:rect draw:style-name="gr2" draw:text-style-name="P2" draw:layer="layout" svg:width="5.5cm" svg:height="1cm" draw:transform="rotate (1.5707963267946) translate (3cm 17.5cm)">
          <text:p text:style-name="P1"><text:span text:style-name="T1">Learning</text:span></text:p>
        </draw:rect>
        <draw:rect draw:style-name="gr2" draw:text-style-name="P2" draw:layer="layout" svg:width="5.5cm" svg:height="1cm" draw:transform="rotate (1.5707963267946) translate (4cm 17.5cm)">
          <text:p text:style-name="P1"><text:span text:style-name="T1">Planning</text:span></text:p>
        </draw:rect>
        <draw:frame draw:style-name="gr3" draw:text-style-name="P3" draw:layer="layout" svg:width="3.817cm" svg:height="1.759cm" svg:x="1.616cm" svg:y="10.226cm">
          <draw:text-box>
            <text:p text:style-name="P1"><text:span text:style-name="T2">Engagement</text:span></text:p>
            <text:p text:style-name="P1"><text:span text:style-name="T2">Meeting</text:span></text:p>
          </draw:text-box>
        </draw:frame>
        <draw:rect draw:style-name="gr4" draw:text-style-name="P4" draw:layer="layout" svg:width="5.5cm" svg:height="1cm" draw:transform="rotate (1.5707963267946) translate (8cm 17.5cm)">
          <text:p text:style-name="P1"><text:span text:style-name="T3">Progress Meeting</text:span></text:p>
        </draw:rect>
        <draw:rect draw:style-name="gr4" draw:text-style-name="P4" draw:layer="layout" svg:width="5.5cm" svg:height="1cm" draw:transform="rotate (1.5707963267946) translate (12cm 17.5cm)">
          <text:p text:style-name="P1"><text:span text:style-name="T3">Progress Meeting</text:span></text:p>
        </draw:rect>
        <draw:rect draw:style-name="gr4" draw:text-style-name="P4" draw:layer="layout" svg:width="5.5cm" svg:height="1cm" draw:transform="rotate (1.5707963267946) translate (20cm 17.5cm)">
          <text:p text:style-name="P1"><text:span text:style-name="T3">Progress Meeting</text:span></text:p>
        </draw:rect>
        <draw:rect draw:style-name="gr4" draw:text-style-name="P4" draw:layer="layout" svg:width="5.5cm" svg:height="1cm" draw:transform="rotate (1.5707963267946) translate (16cm 17.5cm)">
          <text:p text:style-name="P1"><text:span text:style-name="T3">Progress Meeting</text:span></text:p>
        </draw:rect>
        <draw:frame draw:style-name="gr3" draw:text-style-name="P3" draw:layer="layout" svg:width="5.586cm" svg:height="1.005cm" svg:x="10.537cm" svg:y="10.804cm">
          <draw:text-box>
            <text:p text:style-name="P1"><text:span text:style-name="T2">TIME (not to scale)</text:span></text:p>
          </draw:text-box>
        </draw:frame>
        <draw:line draw:style-name="gr5" draw:text-style-name="P1" draw:layer="layout" svg:x1="16cm" svg:y1="11.5cm" svg:x2="24cm" svg:y2="11.5cm">
          <text:p/>
        </draw:line>
        <draw:line draw:style-name="gr6" draw:text-style-name="P1" draw:layer="layout" svg:x1="5.2cm" svg:y1="11.5cm" svg:x2="10.7cm" svg:y2="11.5cm">
          <text:p/>
        </draw:line>
        <draw:frame draw:style-name="gr3" draw:text-style-name="P5" draw:layer="layout" svg:width="3.529cm" svg:height="0.92cm" draw:transform="rotate (1.5707963267946) translate (6.08cm 16.529cm)">
          <draw:text-box>
            <text:p text:style-name="P1"><text:span text:style-name="T4">Work Period</text:span></text:p>
          </draw:text-box>
        </draw:frame>
        <draw:frame draw:style-name="gr3" draw:text-style-name="P5" draw:layer="layout" svg:width="3.529cm" svg:height="0.92cm" draw:transform="rotate (1.5707963267946) translate (10.08cm 16.53cm)">
          <draw:text-box>
            <text:p text:style-name="P1"><text:span text:style-name="T4">Work Period</text:span></text:p>
          </draw:text-box>
        </draw:frame>
        <draw:frame draw:style-name="gr3" draw:text-style-name="P5" draw:layer="layout" svg:width="3.529cm" svg:height="0.92cm" draw:transform="rotate (1.5707963267946) translate (14.08cm 16.531cm)">
          <draw:text-box>
            <text:p text:style-name="P1"><text:span text:style-name="T4">Work Period</text:span></text:p>
          </draw:text-box>
        </draw:frame>
        <draw:frame draw:style-name="gr3" draw:text-style-name="P5" draw:layer="layout" svg:width="3.529cm" svg:height="0.92cm" draw:transform="rotate (1.5707963267946) translate (18.08cm 16.532cm)">
          <draw:text-box>
            <text:p text:style-name="P1"><text:span text:style-name="T4">Work Period</text:span></text:p>
          </draw:text-box>
        </draw:frame>
        <draw:frame draw:style-name="gr3" draw:text-style-name="P5" draw:layer="layout" svg:width="3.529cm" svg:height="0.92cm" draw:transform="rotate (1.5707963267946) translate (22.08cm 16.533cm)">
          <draw:text-box>
            <text:p text:style-name="P1"><text:span text:style-name="T4">Work 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0T10:58:41</meta:creation-date>
    <dc:date>2009-11-10T13:42:37</dc:date>
    <meta:editing-duration>PT01H28M36S</meta:editing-duration>
    <meta:editing-cycles>6</meta:editing-cycles>
    <meta:generator>OpenOffice.org/3.1$Unix OpenOffice.org_project/310m19$Build-9420</meta:generator>
    <meta:document-statistic meta:object-count="17"/>
  </office:meta>
</office:document-meta>
</file>